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hark_Bay">
            <text:p>Shark_Bay</text:p>
          </table:table-cell>
          <table:table-cell office:value-type="string" office:value="radiocarbon">
            <text:p>radiocarbon</text:p>
          </table:table-cell>
          <table:table-cell office:value-type="string" office:value="UGa-27">
            <text:p>UGa-27</text:p>
          </table:table-cell>
          <table:table-cell office:value-type="float" office:value="-26.483">
            <text:p>-26.483</text:p>
          </table:table-cell>
          <table:table-cell office:value-type="float" office:value="113.5">
            <text:p>113.5</text:p>
          </table:table-cell>
          <table:table-cell office:value-type="float" office:value="5775.0">
            <text:p>5775.0</text:p>
          </table:table-cell>
          <table:table-cell office:value-type="float" office:value="77.0">
            <text:p>77.0</text:p>
          </table:table-cell>
          <table:table-cell office:value-type="string" office:value="Shell material">
            <text:p>Shell materia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25">
            <text:p>1.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Read1974,NoakesBrandau1971,LewisEtal2013">
            <text:p>Read1974,NoakesBrandau1971,LewisEtal2013</text:p>
          </table:table-cell>
        </table:table-row>
        <table:table-row>
          <table:table-cell office:value-type="string" office:value="Shark_Bay">
            <text:p>Shark_Bay</text:p>
          </table:table-cell>
          <table:table-cell office:value-type="string" office:value="radiocarbon">
            <text:p>radiocarbon</text:p>
          </table:table-cell>
          <table:table-cell office:value-type="string" office:value="UGa-28">
            <text:p>UGa-28</text:p>
          </table:table-cell>
          <table:table-cell office:value-type="float" office:value="-26.6">
            <text:p>-26.6</text:p>
          </table:table-cell>
          <table:table-cell office:value-type="float" office:value="113.559">
            <text:p>113.559</text:p>
          </table:table-cell>
          <table:table-cell office:value-type="float" office:value="4445.0">
            <text:p>4445.0</text:p>
          </table:table-cell>
          <table:table-cell office:value-type="float" office:value="77.0">
            <text:p>77.0</text:p>
          </table:table-cell>
          <table:table-cell office:value-type="string" office:value="Shell material (Terebraillia sulcatus)">
            <text:p>Shell material (Terebraillia sulcatus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25">
            <text:p>1.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Read1974,NoakesBrandau1971,LewisEtal2013">
            <text:p>Read1974,NoakesBrandau1971,LewisEtal2013</text:p>
          </table:table-cell>
        </table:table-row>
        <table:table-row>
          <table:table-cell office:value-type="string" office:value="Shark_Bay">
            <text:p>Shark_Bay</text:p>
          </table:table-cell>
          <table:table-cell office:value-type="string" office:value="radiocarbon">
            <text:p>radiocarbon</text:p>
          </table:table-cell>
          <table:table-cell office:value-type="string" office:value="UGa-29">
            <text:p>UGa-29</text:p>
          </table:table-cell>
          <table:table-cell office:value-type="float" office:value="-26.621">
            <text:p>-26.621</text:p>
          </table:table-cell>
          <table:table-cell office:value-type="float" office:value="113.588">
            <text:p>113.588</text:p>
          </table:table-cell>
          <table:table-cell office:value-type="float" office:value="5155.0">
            <text:p>5155.0</text:p>
          </table:table-cell>
          <table:table-cell office:value-type="float" office:value="59.0">
            <text:p>59.0</text:p>
          </table:table-cell>
          <table:table-cell office:value-type="string" office:value="Shell material (Bassina berryi)">
            <text:p>Shell material (Bassina berryi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25">
            <text:p>1.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Read1974,NoakesBrandau1971,LewisEtal2013">
            <text:p>Read1974,NoakesBrandau1971,LewisEtal2013</text:p>
          </table:table-cell>
        </table:table-row>
        <table:table-row>
          <table:table-cell office:value-type="string" office:value="Shark_Bay">
            <text:p>Shark_Bay</text:p>
          </table:table-cell>
          <table:table-cell office:value-type="string" office:value="radiocarbon">
            <text:p>radiocarbon</text:p>
          </table:table-cell>
          <table:table-cell office:value-type="string" office:value="UGa-30">
            <text:p>UGa-30</text:p>
          </table:table-cell>
          <table:table-cell office:value-type="float" office:value="-26.477">
            <text:p>-26.477</text:p>
          </table:table-cell>
          <table:table-cell office:value-type="float" office:value="113.5">
            <text:p>113.5</text:p>
          </table:table-cell>
          <table:table-cell office:value-type="float" office:value="5545.0">
            <text:p>5545.0</text:p>
          </table:table-cell>
          <table:table-cell office:value-type="float" office:value="77.0">
            <text:p>77.0</text:p>
          </table:table-cell>
          <table:table-cell office:value-type="string" office:value="Shell material (Costacallista impar)">
            <text:p>Shell material (Costacallista impar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25">
            <text:p>1.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Read1974,NoakesBrandau1971,LewisEtal2013">
            <text:p>Read1974,NoakesBrandau1971,LewisEtal2013</text:p>
          </table:table-cell>
        </table:table-row>
        <table:table-row>
          <table:table-cell office:value-type="string" office:value="Shark_Bay">
            <text:p>Shark_Bay</text:p>
          </table:table-cell>
          <table:table-cell office:value-type="string" office:value="radiocarbon">
            <text:p>radiocarbon</text:p>
          </table:table-cell>
          <table:table-cell office:value-type="string" office:value="UGa-31">
            <text:p>UGa-31</text:p>
          </table:table-cell>
          <table:table-cell office:value-type="float" office:value="-26.477">
            <text:p>-26.477</text:p>
          </table:table-cell>
          <table:table-cell office:value-type="float" office:value="113.5">
            <text:p>113.5</text:p>
          </table:table-cell>
          <table:table-cell office:value-type="float" office:value="4035.0">
            <text:p>4035.0</text:p>
          </table:table-cell>
          <table:table-cell office:value-type="float" office:value="77.0">
            <text:p>77.0</text:p>
          </table:table-cell>
          <table:table-cell office:value-type="string" office:value="Shell material (Anomalocardia squamosa)">
            <text:p>Shell material (Anomalocardia squamos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25">
            <text:p>1.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Read1974,NoakesBrandau1971,LewisEtal2013">
            <text:p>Read1974,NoakesBrandau1971,LewisEtal2013</text:p>
          </table:table-cell>
        </table:table-row>
        <table:table-row>
          <table:table-cell office:value-type="string" office:value="Shark_Bay">
            <text:p>Shark_Bay</text:p>
          </table:table-cell>
          <table:table-cell office:value-type="string" office:value="radiocarbon">
            <text:p>radiocarbon</text:p>
          </table:table-cell>
          <table:table-cell office:value-type="string" office:value="ORINS-39">
            <text:p>ORINS-39</text:p>
          </table:table-cell>
          <table:table-cell office:value-type="float" office:value="-25.883">
            <text:p>-25.883</text:p>
          </table:table-cell>
          <table:table-cell office:value-type="float" office:value="114.267">
            <text:p>114.267</text:p>
          </table:table-cell>
          <table:table-cell office:value-type="float" office:value="4315.0">
            <text:p>4315.0</text:p>
          </table:table-cell>
          <table:table-cell office:value-type="float" office:value="203.0">
            <text:p>203.0</text:p>
          </table:table-cell>
          <table:table-cell office:value-type="string" office:value="Shell material (Fragum unedo)">
            <text:p>Shell material (Fragum unedo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NoakesEtal1967,LoganEtal1970,LewisEtal2013">
            <text:p>NoakesEtal1967,LoganEtal1970,LewisEtal2013</text:p>
          </table:table-cell>
        </table:table-row>
        <table:table-row>
          <table:table-cell office:value-type="string" office:value="Shark_Bay">
            <text:p>Shark_Bay</text:p>
          </table:table-cell>
          <table:table-cell office:value-type="string" office:value="radiocarbon">
            <text:p>radiocarbon</text:p>
          </table:table-cell>
          <table:table-cell office:value-type="string" office:value="UGa-33">
            <text:p>UGa-33</text:p>
          </table:table-cell>
          <table:table-cell office:value-type="float" office:value="-26.475">
            <text:p>-26.475</text:p>
          </table:table-cell>
          <table:table-cell office:value-type="float" office:value="113.416">
            <text:p>113.416</text:p>
          </table:table-cell>
          <table:table-cell office:value-type="float" office:value="4585.0">
            <text:p>4585.0</text:p>
          </table:table-cell>
          <table:table-cell office:value-type="float" office:value="77.0">
            <text:p>77.0</text:p>
          </table:table-cell>
          <table:table-cell office:value-type="string" office:value="Shell material (Fragum unedo)">
            <text:p>Shell material (Fragum unedo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25">
            <text:p>1.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Read1974,NoakesBrandau1971,LewisEtal2013">
            <text:p>Read1974,NoakesBrandau1971,LewisEtal2013</text:p>
          </table:table-cell>
        </table:table-row>
        <table:table-row>
          <table:table-cell office:value-type="string" office:value="Shark_Bay">
            <text:p>Shark_Bay</text:p>
          </table:table-cell>
          <table:table-cell office:value-type="string" office:value="radiocarbon">
            <text:p>radiocarbon</text:p>
          </table:table-cell>
          <table:table-cell office:value-type="string" office:value="UGa-32">
            <text:p>UGa-32</text:p>
          </table:table-cell>
          <table:table-cell office:value-type="float" office:value="-26.475">
            <text:p>-26.475</text:p>
          </table:table-cell>
          <table:table-cell office:value-type="float" office:value="113.416">
            <text:p>113.416</text:p>
          </table:table-cell>
          <table:table-cell office:value-type="float" office:value="4055.0">
            <text:p>4055.0</text:p>
          </table:table-cell>
          <table:table-cell office:value-type="float" office:value="77.0">
            <text:p>77.0</text:p>
          </table:table-cell>
          <table:table-cell office:value-type="string" office:value="Shell material (Costacallista impar)">
            <text:p>Shell material (Costacallista impar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25">
            <text:p>1.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Read1974,NoakesBrandau1971,LewisEtal2013">
            <text:p>Read1974,NoakesBrandau1971,LewisEtal2013</text:p>
          </table:table-cell>
        </table:table-row>
        <table:table-row>
          <table:table-cell office:value-type="string" office:value="Shark_Bay">
            <text:p>Shark_Bay</text:p>
          </table:table-cell>
          <table:table-cell office:value-type="string" office:value="radiocarbon">
            <text:p>radiocarbon</text:p>
          </table:table-cell>
          <table:table-cell office:value-type="string" office:value="ORINS-41">
            <text:p>ORINS-41</text:p>
          </table:table-cell>
          <table:table-cell office:value-type="float" office:value="-25.968">
            <text:p>-25.968</text:p>
          </table:table-cell>
          <table:table-cell office:value-type="float" office:value="114.251">
            <text:p>114.251</text:p>
          </table:table-cell>
          <table:table-cell office:value-type="float" office:value="5445.0">
            <text:p>5445.0</text:p>
          </table:table-cell>
          <table:table-cell office:value-type="float" office:value="168.0">
            <text:p>168.0</text:p>
          </table:table-cell>
          <table:table-cell office:value-type="string" office:value="Shell material (Fragum unedo)">
            <text:p>Shell material (Fragum unedo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NoakesEtal1967,LoganEtal1970,LewisEtal2013">
            <text:p>NoakesEtal1967,LoganEtal1970,LewisEtal2013</text:p>
          </table:table-cell>
        </table:table-row>
        <table:table-row>
          <table:table-cell office:value-type="string" office:value="Shark_Bay">
            <text:p>Shark_Bay</text:p>
          </table:table-cell>
          <table:table-cell office:value-type="string" office:value="radiocarbon">
            <text:p>radiocarbon</text:p>
          </table:table-cell>
          <table:table-cell office:value-type="string" office:value="ORINS-62">
            <text:p>ORINS-62</text:p>
          </table:table-cell>
          <table:table-cell office:value-type="float" office:value="-26.133">
            <text:p>-26.133</text:p>
          </table:table-cell>
          <table:table-cell office:value-type="float" office:value="113.95">
            <text:p>113.95</text:p>
          </table:table-cell>
          <table:table-cell office:value-type="float" office:value="829.0">
            <text:p>829.0</text:p>
          </table:table-cell>
          <table:table-cell office:value-type="float" office:value="92.0">
            <text:p>92.0</text:p>
          </table:table-cell>
          <table:table-cell office:value-type="string" office:value="Ooids">
            <text:p>Ooid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NoakesEtal1968,LoganEtal1970,LewisEtal2013">
            <text:p>NoakesEtal1968,LoganEtal1970,LewisEtal2013</text:p>
          </table:table-cell>
        </table:table-row>
        <table:table-row>
          <table:table-cell office:value-type="string" office:value="Shark_Bay">
            <text:p>Shark_Bay</text:p>
          </table:table-cell>
          <table:table-cell office:value-type="string" office:value="radiocarbon">
            <text:p>radiocarbon</text:p>
          </table:table-cell>
          <table:table-cell office:value-type="string" office:value="ORINS-33">
            <text:p>ORINS-33</text:p>
          </table:table-cell>
          <table:table-cell office:value-type="float" office:value="-26.35">
            <text:p>-26.35</text:p>
          </table:table-cell>
          <table:table-cell office:value-type="float" office:value="114.21">
            <text:p>114.21</text:p>
          </table:table-cell>
          <table:table-cell office:value-type="float" office:value="2285.0">
            <text:p>2285.0</text:p>
          </table:table-cell>
          <table:table-cell office:value-type="float" office:value="183.0">
            <text:p>183.0</text:p>
          </table:table-cell>
          <table:table-cell office:value-type="string" office:value="Ooids">
            <text:p>Ooid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NoakesEtal1967,LoganEtal1970,LewisEtal2013">
            <text:p>NoakesEtal1967,LoganEtal1970,LewisEtal2013</text:p>
          </table:table-cell>
        </table:table-row>
        <table:table-row>
          <table:table-cell office:value-type="string" office:value="Shark_Bay">
            <text:p>Shark_Bay</text:p>
          </table:table-cell>
          <table:table-cell office:value-type="string" office:value="radiocarbon">
            <text:p>radiocarbon</text:p>
          </table:table-cell>
          <table:table-cell office:value-type="string" office:value="ORINS-16">
            <text:p>ORINS-16</text:p>
          </table:table-cell>
          <table:table-cell office:value-type="float" office:value="-26.208">
            <text:p>-26.208</text:p>
          </table:table-cell>
          <table:table-cell office:value-type="float" office:value="113.75">
            <text:p>113.75</text:p>
          </table:table-cell>
          <table:table-cell office:value-type="float" office:value="5265.0">
            <text:p>5265.0</text:p>
          </table:table-cell>
          <table:table-cell office:value-type="float" office:value="436.0">
            <text:p>436.0</text:p>
          </table:table-cell>
          <table:table-cell office:value-type="string" office:value="Shell material">
            <text:p>Shell materia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45">
            <text:p>0.4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NoakesEtal1967,LoganEtal1970,LewisEtal2013">
            <text:p>NoakesEtal1967,LoganEtal1970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